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erHttpResponseTests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ResponseTests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ServerHttpResponseTests.preExistingHeadersFromHttpServl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ServerHttpResponseTests.preExistingContentTypeIsOverriddenImmediat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erHttpResponseTests.s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erHttpResponseTests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